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bsolutzahl</text:p>
          </table:table-cell>
          <table:table-cell office:value-type="string" calcext:value-type="string">
            <text:p>Pro 1 Mill Einwohner</text:p>
          </table:table-cell>
          <table:table-cell office:value-type="string" calcext:value-type="string">
            <text:p>Que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ippe üblicherweise</text:p>
          </table:table-cell>
          <table:table-cell office:value-type="float" office:value="1000" calcext:value-type="float">
            <text:p>1000</text:p>
          </table:table-cell>
          <table:table-cell table:formula="of:=[.E4]/[.$B$6]*1000000" office:value-type="float" office:value="12.0454063638291" calcext:value-type="float">
            <text:p>12,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rippe 2017/18</text:p>
          </table:table-cell>
          <table:table-cell office:value-type="float" office:value="25000" calcext:value-type="float">
            <text:p>25000</text:p>
          </table:table-cell>
          <table:table-cell table:formula="of:=[.E5]/[.$B$6]*1000000" office:value-type="float" office:value="301.135159095727" calcext:value-type="float">
            <text:p>301,1</text:p>
          </table:table-cell>
          <table:table-cell office:value-type="string" calcext:value-type="string">
            <text:p><text:a xlink:href="https://www.tagesschau.de/inland/grippe-129.html" xlink:type="simple">https://www.tagesschau.de/inland/grippe-129.html</text:a></text:p>
          </table:table-cell>
        </table:table-row>
        <table:table-row table:style-name="ro1">
          <table:table-cell office:value-type="string" calcext:value-type="string">
            <text:p>DE-Ges</text:p>
          </table:table-cell>
          <table:table-cell office:value-type="float" office:value="83019200" calcext:value-type="float">
            <text:p>83019200</text:p>
          </table:table-cell>
          <table:table-cell/>
          <table:table-cell office:value-type="string" calcext:value-type="string">
            <text:p>Verkehrstote 2018</text:p>
          </table:table-cell>
          <table:table-cell office:value-type="float" office:value="3265" calcext:value-type="float">
            <text:p>3265</text:p>
          </table:table-cell>
          <table:table-cell table:formula="of:=[.E6]/[.$B$6]*1000000" office:value-type="float" office:value="39.328251777902" calcext:value-type="float">
            <text:p>39,3</text:p>
          </table:table-cell>
          <table:table-cell office:value-type="string" calcext:value-type="string">
            <text:p><text:a xlink:href="https://www.destatis.de/DE/Presse/Pressemitteilungen/2019/02/PD19_069_46241.html" xlink:type="simple">https://www.destatis.de/DE/Presse/Pressemitteilungen/2019/02/PD19_069_46241.html</text:a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erblichkeitsrate 2018 gesamt</text:p>
          </table:table-cell>
          <table:table-cell office:value-type="float" office:value="954874" calcext:value-type="float">
            <text:p>954874</text:p>
          </table:table-cell>
          <table:table-cell table:formula="of:=[.E7]/[.$B$6]*1000000" office:value-type="float" office:value="11501.8453562549" calcext:value-type="float">
            <text:p>11501,8</text:p>
          </table:table-cell>
          <table:table-cell office:value-type="string" calcext:value-type="string">
            <text:p><text:a xlink:href="https://de.wikipedia.org/wiki/Demografie_Deutschlands#Demographie_seit_1900" xlink:type="simple">https://de.wikipedia.org/wiki/Demografie_Deutschlands#Demographie_seit_1900</text:a></text:p>
          </table:table-cell>
        </table:table-row>
        <table:table-row table:style-name="ro1" table:number-rows-repeated="104856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ben Menke</meta:initial-creator>
    <meta:creation-date>2020-03-30T17:54:58.359000000</meta:creation-date>
    <dc:date>2020-03-30T18:07:31.769000000</dc:date>
    <dc:creator>Torben Menke</dc:creator>
    <meta:editing-duration>PT12M38S</meta:editing-duration>
    <meta:editing-cycles>1</meta:editing-cycles>
    <meta:document-statistic meta:table-count="1" meta:cell-count="20" meta:object-count="0"/>
    <meta:generator>LibreOffice/6.2.7.1$Windows_X86_64 LibreOffice_project/23edc44b61b830b7d749943e020e96f5a7df63bf</meta:generator>
  </office:meta>
</office:document-meta>
</file>